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00f2" officeooo:paragraph-rsid="000b00f2" style:font-weight-asian="bold" style:font-weight-complex="bold"/>
    </style:style>
    <style:style style:name="P2" style:family="paragraph" style:parent-style-name="Standard">
      <style:text-properties fo:font-weight="bold" officeooo:rsid="000cfdbb" officeooo:paragraph-rsid="000cfdbb" style:font-weight-asian="bold" style:font-weight-complex="bold"/>
    </style:style>
    <style:style style:name="P3" style:family="paragraph" style:parent-style-name="Standard">
      <style:text-properties fo:font-weight="bold" officeooo:rsid="0010542a" officeooo:paragraph-rsid="0010542a" style:font-weight-asian="bold" style:font-weight-complex="bold"/>
    </style:style>
    <style:style style:name="P4" style:family="paragraph" style:parent-style-name="Standard">
      <style:text-properties officeooo:paragraph-rsid="000b00f2"/>
    </style:style>
    <style:style style:name="P5" style:family="paragraph" style:parent-style-name="Standard">
      <style:text-properties fo:font-weight="normal" officeooo:rsid="000cfdbb" officeooo:paragraph-rsid="000cfdbb" style:font-weight-asian="normal" style:font-weight-complex="normal"/>
    </style:style>
    <style:style style:name="P6" style:family="paragraph" style:parent-style-name="Standard">
      <style:text-properties officeooo:rsid="001282e7" officeooo:paragraph-rsid="001282e7"/>
    </style:style>
    <style:style style:name="P7" style:family="paragraph" style:parent-style-name="Standard">
      <style:text-properties fo:font-weight="normal" officeooo:rsid="000b00f2" officeooo:paragraph-rsid="000b00f2" style:font-weight-asian="normal" style:font-weight-complex="normal"/>
    </style:style>
    <style:style style:name="P8" style:family="paragraph" style:parent-style-name="Standard">
      <style:text-properties fo:font-weight="normal" officeooo:rsid="0010c75b" officeooo:paragraph-rsid="0010c75b" style:font-weight-asian="normal" style:font-weight-complex="normal"/>
    </style:style>
    <style:style style:name="P9" style:family="paragraph" style:parent-style-name="Standard">
      <style:text-properties fo:font-weight="normal" officeooo:rsid="000e595f" officeooo:paragraph-rsid="000cfdbb" style:font-weight-asian="normal" style:font-weight-complex="normal"/>
    </style:style>
    <style:style style:name="P10" style:family="paragraph" style:parent-style-name="Standard">
      <style:text-properties fo:font-weight="normal" officeooo:rsid="000e595f" officeooo:paragraph-rsid="000e595f" style:font-weight-asian="normal" style:font-weight-complex="normal"/>
    </style:style>
    <style:style style:name="P11" style:family="paragraph" style:parent-style-name="Standard">
      <style:text-properties fo:font-weight="normal" officeooo:rsid="0010542a" officeooo:paragraph-rsid="0010542a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0542a" officeooo:paragraph-rsid="0010542a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0542a" officeooo:paragraph-rsid="0010542a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10542a" officeooo:paragraph-rsid="0010542a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10542a" officeooo:paragraph-rsid="0010542a" style:font-weight-asian="normal" style:font-weight-complex="normal"/>
    </style:style>
    <style:style style:name="P16" style:family="paragraph" style:parent-style-name="Standard" style:list-style-name="L4">
      <style:text-properties fo:font-weight="bold" officeooo:rsid="0010542a" officeooo:paragraph-rsid="0010542a" style:font-weight-asian="bold" style:font-weight-complex="bold"/>
    </style:style>
    <style:style style:name="P17" style:family="paragraph" style:parent-style-name="Standard">
      <style:text-properties fo:font-weight="bold" officeooo:rsid="00134763" officeooo:paragraph-rsid="00134763" style:font-weight-asian="bold" style:font-weight-complex="bold"/>
    </style:style>
    <style:style style:name="P18" style:family="paragraph" style:parent-style-name="Standard">
      <style:text-properties fo:font-weight="bold" officeooo:rsid="0014da22" officeooo:paragraph-rsid="0014da22" style:font-weight-asian="bold" style:font-weight-complex="bold"/>
    </style:style>
    <style:style style:name="T1" style:family="text">
      <style:text-properties officeooo:rsid="000b00f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00f2" style:font-weight-asian="normal" style:font-weight-complex="normal"/>
    </style:style>
    <style:style style:name="T4" style:family="text">
      <style:text-properties fo:font-weight="normal" officeooo:rsid="000cfdbb" style:font-weight-asian="normal" style:font-weight-complex="normal"/>
    </style:style>
    <style:style style:name="T5" style:family="text">
      <style:text-properties fo:font-weight="normal" officeooo:rsid="0010a76c" style:font-weight-asian="normal" style:font-weight-complex="normal"/>
    </style:style>
    <style:style style:name="T6" style:family="text">
      <style:text-properties fo:font-weight="normal" officeooo:rsid="0010c75b" style:font-weight-asian="normal" style:font-weight-complex="normal"/>
    </style:style>
    <style:style style:name="T7" style:family="text">
      <style:text-properties fo:font-weight="normal" officeooo:rsid="0014da2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HDL</text:p>
      <text:p text:style-name="P7"/>
      <text:p text:style-name="P1">Entity</text:p>
      <text:p text:style-name="P7">Name plate of the design: specify input and output ports as well as what kind of ports they are.</text:p>
      <text:p text:style-name="P7"/>
      <text:p text:style-name="P1">Architecture</text:p>
      <text:p text:style-name="P4"><text:span text:style-name="T3">How the circuit is going to behave/function. </text:span><text:span text:style-name="T4">Multiple architectures can map to the same entity. </text:span><text:span text:style-name="T6">Can only contain concurrent statements (everything executes at the same time).</text:span></text:p>
      <text:p text:style-name="P8">1. Data flow: use concurrent signal assignment statements</text:p>
      <text:p text:style-name="P8"><text:tab/>ex: c &lt;= a and b;</text:p>
      <text:p text:style-name="P8">2. Behavioral: high level descriptions, consists of a set of assignment statements to represent behavior.</text:p>
      <text:p text:style-name="P8"><text:tab/>ex: if a = ‘1’ and b = ‘1’ then c &lt;= ‘1’ else c &lt;= ‘0’ end if;</text:p>
      <text:p text:style-name="P8">3. Structural: components from libraries connected together, each component can be individually simulated.</text:p>
      <text:p text:style-name="P8"><text:tab/>ex: using two Half_Adder entities to create one Full_Adder architecture.</text:p>
      <text:p text:style-name="P8"/>
      <text:p text:style-name="P6"><text:span text:style-name="T3">I</text:span><text:span text:style-name="T2">nside architecture we use signals which are essentially wires, usually std_logic typed. You connect components with signals.</text:span></text:p>
      <text:p text:style-name="P2"/>
      <text:p text:style-name="P2"><text:span text:style-name="T1">A</text:span>ssignment</text:p>
      <text:p text:style-name="P5">&lt;= to connect wires</text:p>
      <text:p text:style-name="P5">:= to assign variables</text:p>
      <text:p text:style-name="P9"/>
      <text:p text:style-name="P3">Modes <text:span text:style-name="T2">(driver direction)</text:span></text:p>
      <text:p text:style-name="P11">IN</text:p>
      <text:list xml:id="list1131295781" text:style-name="L1">
        <text:list-item>
          <text:p text:style-name="P12">Value can be read but not assigned by entity</text:p>
        </text:list-item>
      </text:list>
      <text:p text:style-name="P11">OUT</text:p>
      <text:list xml:id="list2403727214" text:style-name="L2">
        <text:list-item>
          <text:p text:style-name="P13">Value can be assigned but not read by entity</text:p>
        </text:list-item>
      </text:list>
      <text:p text:style-name="P11">INOUT</text:p>
      <text:list xml:id="list2847254802" text:style-name="L3">
        <text:list-item>
          <text:p text:style-name="P14">Value can be read or assigned by entity</text:p>
        </text:list-item>
      </text:list>
      <text:p text:style-name="P11">BUFFER</text:p>
      <text:p text:style-name="P11"/>
      <text:p text:style-name="P3">Data Types</text:p>
      <text:p text:style-name="P11">BIT: supports values 0 and 1</text:p>
      <text:p text:style-name="P11">BOOLEAN: true or false</text:p>
      <text:p text:style-name="P11">std_logic: defined in std_logic_1164</text:p>
      <text:list xml:id="list3554820172" text:style-name="L4">
        <text:list-item>
          <text:p text:style-name="P15">U: uninitialized (only simulated)</text:p>
        </text:list-item>
        <text:list-item>
          <text:p text:style-name="P15">X: unknown (only simulated)</text:p>
        </text:list-item>
        <text:list-item>
          <text:p text:style-name="P15">0</text:p>
        </text:list-item>
        <text:list-item>
          <text:p text:style-name="P15">1</text:p>
        </text:list-item>
        <text:list-item>
          <text:p text:style-name="P15">Z: high impedance</text:p>
          <text:list>
            <text:list-item>
              <text:p text:style-name="P15">Logic 0 means you are sinking current</text:p>
            </text:list-item>
            <text:list-item>
              <text:p text:style-name="P15">Logic 1 means you are sourcing current</text:p>
            </text:list-item>
            <text:list-item>
              <text:p text:style-name="P15">Z: neither sourcing nor sinking current</text:p>
            </text:list-item>
          </text:list>
        </text:list-item>
        <text:list-item>
          <text:p text:style-name="P15">W: unknown</text:p>
        </text:list-item>
        <text:list-item>
          <text:p text:style-name="P15">L: low logic 0</text:p>
          <text:list>
            <text:list-item>
              <text:p text:style-name="P15">Something near 0V</text:p>
            </text:list-item>
          </text:list>
        </text:list-item>
        <text:list-item>
          <text:p text:style-name="P15">H low logic 1</text:p>
          <text:list>
            <text:list-item>
              <text:p text:style-name="P16"><text:span text:style-name="T2">Something near 5V </text:span><text:span text:style-name="T5">or other high</text:span></text:p>
            </text:list-item>
          </text:list>
        </text:list-item>
        <text:list-item>
          <text:p text:style-name="P15"><text:soft-page-break/>-: don’t care</text:p>
        </text:list-item>
      </text:list>
      <text:p text:style-name="P10"/>
      <text:p text:style-name="P17">Concurrent Statements</text:p>
      <text:p text:style-name="P17"><text:span text:style-name="T2">In concurrent statements, there are no implied registers. For X &lt;= X + Y, you will have an adder with a input X+Y hooked up to X again. This is called combinational feeback and is a bad style of design. To solve this problem, insert a storage element.</text:span></text:p>
      <text:p text:style-name="P17"><text:span text:style-name="T2"/></text:p>
      <text:p text:style-name="P17"><text:span text:style-name="T2">“</text:span><text:span text:style-name="T7">when” statement:</text:span></text:p>
      <text:p text:style-name="P17"><text:span text:style-name="T2">When Z &lt;= A, A becomes the driver of Z. If Z is assigned two different expressions, then Z is driven by multiple drivers which is a bad style of designing. How will Z get its value? Use a when statement:</text:span></text:p>
      <text:p text:style-name="P17"><text:span text:style-name="T2">ex: Z &lt;= A when A = ‘1’ else B</text:span></text:p>
      <text:p text:style-name="P17"><text:span text:style-name="T2"/></text:p>
      <text:p text:style-name="P17"><text:span text:style-name="T2">“</text:span><text:span text:style-name="T7">with” statement (multiplexer/case):</text:span></text:p>
      <text:p text:style-name="P18"><text:span text:style-name="T2">All possible choices must be enumerated.</text:span></text:p>
      <text:p text:style-name="P18"><text:span text:style-name="T2">with &lt;condition&gt; select </text:span></text:p>
      <text:p text:style-name="P18"><text:span text:style-name="T2"><text:tab/>target &lt;= expression1 when choice1,</text:span></text:p>
      <text:p text:style-name="P18"><text:span text:style-name="T2"><text:tab/> <text:s text:c="10"/>&lt;= expression2 when choice2,</text:span></text:p>
      <text:p text:style-name="P18"><text:span text:style-name="T2"><text:tab/><text:tab/>&lt;= default_expression when others;</text:span></text:p>
      <text:p text:style-name="P18"><text:span text:style-name="T2"/></text:p>
      <text:p text:style-name="P18"><text:span text:style-name="T2">“when”: priority logic (cascade)</text:span></text:p>
      <text:p text:style-name="P18"><text:span text:style-name="T2">“with”: parallel logic (equal priority) because no choices can overla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4:41.514620617</meta:creation-date>
    <dc:date>2022-02-16T19:55:07.327431973</dc:date>
    <meta:editing-duration>PT2H44M5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54" meta:word-count="408" meta:character-count="2297" meta:non-whitespace-character-count="1941"/>
  </office:meta>
</office:document-meta>
</file>